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A9ACDE52A7B90CAE6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>Ubuntu</text:p>
          </draw:text-box>
        </draw:frame>
        <draw:frame presentation:style-name="pr2" draw:text-style-name="P3" draw:layer="layout" svg:width="25.199cm" svg:height="7.65cm" svg:x="0.635cm" svg:y="5.05cm" presentation:class="subtitle" presentation:user-transformed="true">
          <draw:text-box>
            <text:p text:style-name="P2">Linux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Ubuntu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Ubuntu is a Linux distribution based on Debian and composed mostly of free and open-source software. Ubuntu is officially released in three editions: Desktop, Server, and Core for Internet of things devices and robots. All the editions can run on the computer alone, or in a virtual machine. Ubuntu is a popular operating system for cloud computing, with support for OpenStack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draw:style-name="gr2" draw:text-style-name="P5" draw:layer="layout" svg:width="18.415cm" svg:height="10.11cm" draw:transform="skewX (0.0123918376891597) translate (4.57cm 2.54cm)">
          <draw:image xlink:href="Pictures/100000000000012C000000A9ACDE52A7B90CA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8:39:31.073583124</meta:creation-date>
    <meta:editing-duration>PT5M42S</meta:editing-duration>
    <meta:editing-cycles>2</meta:editing-cycles>
    <meta:generator>LibreOffice/7.3.6.2$Linux_X86_64 LibreOffice_project/30$Build-2</meta:generator>
    <dc:title>Blueprint Plans</dc:title>
    <dc:date>2022-10-16T18:45:12.579142778</dc:date>
    <meta:document-statistic meta:object-count="65"/>
    <meta:template xlink:type="simple" xlink:actuate="onRequest" xlink:title="Blueprint Plans" xlink:href="../../../../../../usr/lib/libreoffice/share/template/common/presnt/Blueprint_Plans.otp" meta:date="2022-10-16T18:39:30.076236640"/>
  </office:meta>
</office:document-meta>
</file>